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weight="bold" officeooo:rsid="0008be49" officeooo:paragraph-rsid="0008be49" style:font-weight-asian="bold" style:font-weight-complex="bold"/>
    </style:style>
    <style:style style:name="P2" style:family="paragraph" style:parent-style-name="Standard">
      <style:paragraph-properties fo:text-align="center" style:justify-single-word="false"/>
      <style:text-properties style:font-name="Arial" fo:font-weight="bold" officeooo:rsid="0008be49" officeooo:paragraph-rsid="0008be49" style:font-weight-asian="bold" style:font-weight-complex="bold"/>
    </style:style>
    <style:style style:name="P3" style:family="paragraph" style:parent-style-name="Standard">
      <style:text-properties style:font-name="Arial" fo:font-weight="bold" officeooo:rsid="000a9b63" officeooo:paragraph-rsid="003a2908" style:font-weight-asian="bold" style:font-weight-complex="bold"/>
    </style:style>
    <style:style style:name="P4" style:family="paragraph" style:parent-style-name="Standard">
      <style:text-properties style:font-name="Arial" fo:font-weight="normal" officeooo:rsid="0008be49" officeooo:paragraph-rsid="0008be49" style:font-weight-asian="normal" style:font-weight-complex="normal"/>
    </style:style>
    <style:style style:name="P5" style:family="paragraph" style:parent-style-name="Standard">
      <style:text-properties style:font-name="Arial" fo:font-weight="normal" officeooo:rsid="000a9b63" officeooo:paragraph-rsid="000a9b63" style:font-weight-asian="normal" style:font-weight-complex="normal"/>
    </style:style>
    <style:style style:name="P6" style:family="paragraph" style:parent-style-name="Standard">
      <style:text-properties fo:color="#c9211e" loext:opacity="100%" style:font-name="Arial" fo:font-weight="bold" officeooo:rsid="000afa03" officeooo:paragraph-rsid="000afa03" style:font-weight-asian="bold" style:font-weight-complex="bold"/>
    </style:style>
    <style:style style:name="P7" style:family="paragraph" style:parent-style-name="Standard">
      <style:paragraph-properties fo:text-align="start" style:justify-single-word="false"/>
      <style:text-properties fo:color="#c9211e" loext:opacity="100%" style:font-name="Arial" fo:font-weight="bold" officeooo:rsid="0022e72e" officeooo:paragraph-rsid="0022e72e" style:font-weight-asian="bold" style:font-weight-complex="bold"/>
    </style:style>
    <style:style style:name="P8" style:family="paragraph" style:parent-style-name="Standard">
      <style:paragraph-properties fo:text-align="start" style:justify-single-word="false"/>
      <style:text-properties fo:color="#c9211e" loext:opacity="100%" style:font-name="Arial" fo:font-weight="bold" officeooo:rsid="0023f3c8" officeooo:paragraph-rsid="0023f3c8" style:font-weight-asian="bold" style:font-weight-complex="bold"/>
    </style:style>
    <style:style style:name="P9" style:family="paragraph" style:parent-style-name="Standard">
      <style:paragraph-properties fo:text-align="start" style:justify-single-word="false"/>
      <style:text-properties fo:color="#c9211e" loext:opacity="100%" style:font-name="Arial" fo:font-weight="bold" officeooo:rsid="0023f3c8" officeooo:paragraph-rsid="00258d34" style:font-weight-asian="bold" style:font-weight-complex="bold"/>
    </style:style>
    <style:style style:name="P10" style:family="paragraph" style:parent-style-name="Standard">
      <style:paragraph-properties fo:text-align="start" style:justify-single-word="false"/>
      <style:text-properties fo:color="#c9211e" loext:opacity="100%" style:font-name="Arial" fo:font-size="12pt" fo:font-weight="normal" officeooo:rsid="002e7ec8" officeooo:paragraph-rsid="002e7ec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c9211e" loext:opacity="100%" style:font-name="Arial" fo:font-size="12pt" fo:font-weight="normal" officeooo:rsid="00365dd5" officeooo:paragraph-rsid="00365dd5"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color="#c9211e" loext:opacity="100%" style:font-name="Arial" fo:font-size="12pt" fo:font-weight="bold" officeooo:rsid="004143f2" officeooo:paragraph-rsid="004143f2" style:font-size-asian="10.5pt" style:font-weight-asian="bold" style:font-size-complex="12pt" style:font-weight-complex="bold"/>
    </style:style>
    <style:style style:name="P13" style:family="paragraph" style:parent-style-name="Standard">
      <style:paragraph-properties fo:text-align="center" style:justify-single-word="false"/>
      <style:text-properties fo:color="#000000" loext:opacity="100%" style:font-name="Arial" fo:font-weight="bold" officeooo:rsid="000d5db4" officeooo:paragraph-rsid="000d5db4" style:font-weight-asian="bold" style:font-weight-complex="bold"/>
    </style:style>
    <style:style style:name="P14" style:family="paragraph" style:parent-style-name="Standard">
      <style:paragraph-properties fo:text-align="center" style:justify-single-word="false"/>
      <style:text-properties fo:color="#000000" loext:opacity="100%" style:font-name="Arial" fo:font-weight="bold" officeooo:rsid="001693f2" officeooo:paragraph-rsid="001693f2" style:font-weight-asian="bold" style:font-weight-complex="bold"/>
    </style:style>
    <style:style style:name="P15" style:family="paragraph" style:parent-style-name="Standard">
      <style:paragraph-properties fo:text-align="start" style:justify-single-word="false"/>
      <style:text-properties fo:color="#000000" loext:opacity="100%" style:font-name="Arial" fo:font-weight="bold" officeooo:rsid="00188286" officeooo:paragraph-rsid="00188286" style:font-weight-asian="bold" style:font-weight-complex="bold"/>
    </style:style>
    <style:style style:name="P16" style:family="paragraph" style:parent-style-name="Standard">
      <style:paragraph-properties fo:text-align="start" style:justify-single-word="false"/>
      <style:text-properties fo:color="#000000" loext:opacity="100%" style:font-name="Arial" fo:font-weight="bold" officeooo:rsid="001882df" officeooo:paragraph-rsid="001882df" style:font-weight-asian="bold" style:font-weight-complex="bold"/>
    </style:style>
    <style:style style:name="P17" style:family="paragraph" style:parent-style-name="Standard">
      <style:paragraph-properties fo:text-align="start" style:justify-single-word="false"/>
      <style:text-properties fo:color="#000000" loext:opacity="100%" style:font-name="Arial" fo:font-weight="bold" officeooo:rsid="001bc4dd" officeooo:paragraph-rsid="001bc4dd" style:font-weight-asian="bold" style:font-weight-complex="bold"/>
    </style:style>
    <style:style style:name="P18" style:family="paragraph" style:parent-style-name="Standard">
      <style:paragraph-properties fo:text-align="start" style:justify-single-word="false"/>
      <style:text-properties fo:color="#000000" loext:opacity="100%" style:font-name="Arial" fo:font-weight="bold" officeooo:rsid="001eb11d" officeooo:paragraph-rsid="001eb11d" style:font-weight-asian="bold" style:font-weight-complex="bold"/>
    </style:style>
    <style:style style:name="P19" style:family="paragraph" style:parent-style-name="Standard">
      <style:paragraph-properties fo:text-align="start" style:justify-single-word="false"/>
      <style:text-properties fo:color="#000000" loext:opacity="100%" style:font-name="Arial" fo:font-weight="bold" officeooo:rsid="002092c9" officeooo:paragraph-rsid="002092c9" style:font-weight-asian="bold" style:font-weight-complex="bold"/>
    </style:style>
    <style:style style:name="P20" style:family="paragraph" style:parent-style-name="Standard">
      <style:paragraph-properties fo:text-align="start" style:justify-single-word="false"/>
      <style:text-properties fo:color="#000000" loext:opacity="100%" style:font-name="Arial" fo:font-weight="bold" officeooo:rsid="0022602e" officeooo:paragraph-rsid="0022602e" style:font-weight-asian="bold" style:font-weight-complex="bold"/>
    </style:style>
    <style:style style:name="P21" style:family="paragraph" style:parent-style-name="Standard">
      <style:paragraph-properties fo:text-align="start" style:justify-single-word="false"/>
      <style:text-properties fo:color="#000000" loext:opacity="100%" style:font-name="Arial" fo:font-weight="bold" officeooo:rsid="0023f3c8" officeooo:paragraph-rsid="0023f3c8" style:font-weight-asian="bold" style:font-weight-complex="bold"/>
    </style:style>
    <style:style style:name="P22" style:family="paragraph" style:parent-style-name="Standard">
      <style:paragraph-properties fo:text-align="center" style:justify-single-word="false"/>
      <style:text-properties fo:color="#000000" loext:opacity="100%" style:font-name="Arial" fo:font-weight="bold" officeooo:rsid="0028336b" officeooo:paragraph-rsid="0028336b" style:font-weight-asian="bold" style:font-weight-complex="bold"/>
    </style:style>
    <style:style style:name="P23" style:family="paragraph" style:parent-style-name="Standard">
      <style:text-properties fo:color="#000000" loext:opacity="100%" style:font-name="Arial" fo:font-weight="normal" officeooo:rsid="000afa03" officeooo:paragraph-rsid="000afa03" style:font-weight-asian="normal" style:font-weight-complex="normal"/>
    </style:style>
    <style:style style:name="P24" style:family="paragraph" style:parent-style-name="Standard">
      <style:text-properties fo:color="#000000" loext:opacity="100%" style:font-name="Arial" fo:font-weight="normal" officeooo:rsid="0015bbf2" officeooo:paragraph-rsid="0015bbf2" style:font-weight-asian="normal" style:font-weight-complex="normal"/>
    </style:style>
    <style:style style:name="P25" style:family="paragraph" style:parent-style-name="Standard">
      <style:paragraph-properties fo:text-align="start" style:justify-single-word="false"/>
      <style:text-properties fo:color="#000000" loext:opacity="100%" style:font-name="Arial" fo:font-weight="normal" officeooo:rsid="001693f2" officeooo:paragraph-rsid="001693f2" style:font-weight-asian="normal" style:font-weight-complex="normal"/>
    </style:style>
    <style:style style:name="P26" style:family="paragraph" style:parent-style-name="Standard">
      <style:paragraph-properties fo:text-align="start" style:justify-single-word="false"/>
      <style:text-properties fo:color="#000000" loext:opacity="100%" style:font-name="Arial" fo:font-weight="normal" officeooo:rsid="00188286" officeooo:paragraph-rsid="00188286" style:font-weight-asian="normal" style:font-weight-complex="normal"/>
    </style:style>
    <style:style style:name="P27" style:family="paragraph" style:parent-style-name="Standard">
      <style:paragraph-properties fo:text-align="start" style:justify-single-word="false"/>
      <style:text-properties fo:color="#000000" loext:opacity="100%" style:font-name="Arial" fo:font-weight="normal" officeooo:rsid="001882df" officeooo:paragraph-rsid="001882df" style:font-weight-asian="normal" style:font-weight-complex="normal"/>
    </style:style>
    <style:style style:name="P28" style:family="paragraph" style:parent-style-name="Standard">
      <style:paragraph-properties fo:text-align="start" style:justify-single-word="false"/>
      <style:text-properties fo:color="#000000" loext:opacity="100%" style:font-name="Arial" fo:font-weight="normal" officeooo:rsid="001bc4dd" officeooo:paragraph-rsid="001bc4dd" style:font-weight-asian="normal" style:font-weight-complex="normal"/>
    </style:style>
    <style:style style:name="P29" style:family="paragraph" style:parent-style-name="Standard">
      <style:paragraph-properties fo:text-align="start" style:justify-single-word="false"/>
      <style:text-properties fo:color="#000000" loext:opacity="100%" style:font-name="Arial" fo:font-weight="normal" officeooo:rsid="001eb11d" officeooo:paragraph-rsid="001bc4dd" style:font-weight-asian="normal" style:font-weight-complex="normal"/>
    </style:style>
    <style:style style:name="P30" style:family="paragraph" style:parent-style-name="Standard">
      <style:paragraph-properties fo:text-align="start" style:justify-single-word="false"/>
      <style:text-properties fo:color="#000000" loext:opacity="100%" style:font-name="Arial" fo:font-weight="normal" officeooo:rsid="001eb11d" officeooo:paragraph-rsid="001eb11d" style:font-weight-asian="normal" style:font-weight-complex="normal"/>
    </style:style>
    <style:style style:name="P31" style:family="paragraph" style:parent-style-name="Standard">
      <style:paragraph-properties fo:text-align="start" style:justify-single-word="false"/>
      <style:text-properties fo:color="#000000" loext:opacity="100%" style:font-name="Arial" fo:font-weight="normal" officeooo:rsid="002092c9" officeooo:paragraph-rsid="002092c9" style:font-weight-asian="normal" style:font-weight-complex="normal"/>
    </style:style>
    <style:style style:name="P32" style:family="paragraph" style:parent-style-name="Standard">
      <style:paragraph-properties fo:text-align="start" style:justify-single-word="false"/>
      <style:text-properties fo:color="#000000" loext:opacity="100%" style:font-name="Arial" fo:font-weight="normal" officeooo:rsid="0022602e" officeooo:paragraph-rsid="0022602e" style:font-weight-asian="normal" style:font-weight-complex="normal"/>
    </style:style>
    <style:style style:name="P33" style:family="paragraph" style:parent-style-name="Standard">
      <style:paragraph-properties fo:text-align="start" style:justify-single-word="false"/>
      <style:text-properties fo:color="#000000" loext:opacity="100%" style:font-name="Arial" fo:font-weight="normal" officeooo:rsid="0022e72e" officeooo:paragraph-rsid="0022e72e" style:font-weight-asian="normal" style:font-weight-complex="normal"/>
    </style:style>
    <style:style style:name="P34" style:family="paragraph" style:parent-style-name="Standard">
      <style:paragraph-properties fo:text-align="start" style:justify-single-word="false"/>
      <style:text-properties fo:color="#000000" loext:opacity="100%" style:font-name="Arial" fo:font-weight="normal" officeooo:rsid="0023f3c8" officeooo:paragraph-rsid="0023f3c8" style:font-weight-asian="normal" style:font-weight-complex="normal"/>
    </style:style>
    <style:style style:name="P35" style:family="paragraph" style:parent-style-name="Standard">
      <style:paragraph-properties fo:text-align="start" style:justify-single-word="false"/>
      <style:text-properties fo:color="#000000" loext:opacity="100%" style:font-name="Arial" fo:font-weight="normal" officeooo:rsid="0023f3c8" officeooo:paragraph-rsid="00258d34" style:font-weight-asian="normal" style:font-weight-complex="normal"/>
    </style:style>
    <style:style style:name="P36" style:family="paragraph" style:parent-style-name="Standard">
      <style:paragraph-properties fo:text-align="start" style:justify-single-word="false"/>
      <style:text-properties fo:color="#000000" loext:opacity="100%" style:font-name="Arial" fo:font-weight="normal" officeooo:rsid="002cdf2c" officeooo:paragraph-rsid="002cdf2c" style:font-weight-asian="normal" style:font-weight-complex="normal"/>
    </style:style>
    <style:style style:name="P37" style:family="paragraph" style:parent-style-name="Standard">
      <style:paragraph-properties fo:text-align="center" style:justify-single-word="false"/>
      <style:text-properties fo:color="#000000" loext:opacity="100%" style:font-name="Arial" fo:font-size="18pt" fo:font-weight="bold" officeooo:rsid="002cdf2c" officeooo:paragraph-rsid="002cdf2c" style:font-size-asian="18pt" style:font-weight-asian="bold" style:font-size-complex="18pt" style:font-weight-complex="bold"/>
    </style:style>
    <style:style style:name="P38" style:family="paragraph" style:parent-style-name="Standard">
      <style:paragraph-properties fo:text-align="center" style:justify-single-word="false"/>
      <style:text-properties fo:color="#000000" loext:opacity="100%" style:font-name="Arial" fo:font-size="18pt" fo:font-weight="bold" officeooo:rsid="002cdf2c" officeooo:paragraph-rsid="002e7ec8" style:font-size-asian="18pt" style:font-weight-asian="bold" style:font-size-complex="18pt" style:font-weight-complex="bold"/>
    </style:style>
    <style:style style:name="P39" style:family="paragraph" style:parent-style-name="Standard">
      <style:paragraph-properties fo:text-align="center" style:justify-single-word="false"/>
      <style:text-properties fo:color="#000000" loext:opacity="100%" style:font-name="Arial" fo:font-size="18pt" fo:font-weight="bold" officeooo:rsid="00364298" officeooo:paragraph-rsid="00364298" style:font-size-asian="18pt" style:font-weight-asian="bold" style:font-size-complex="18pt" style:font-weight-complex="bold"/>
    </style:style>
    <style:style style:name="P40" style:family="paragraph" style:parent-style-name="Standard">
      <style:paragraph-properties fo:text-align="center" style:justify-single-word="false"/>
      <style:text-properties fo:color="#000000" loext:opacity="100%" style:font-name="Arial" fo:font-size="18pt" fo:font-weight="bold" officeooo:rsid="00364298" officeooo:paragraph-rsid="00365dd5" style:font-size-asian="18pt" style:font-weight-asian="bold" style:font-size-complex="18pt" style:font-weight-complex="bold"/>
    </style:style>
    <style:style style:name="P41" style:family="paragraph" style:parent-style-name="Standard">
      <style:paragraph-properties fo:text-align="start" style:justify-single-word="false"/>
      <style:text-properties fo:color="#000000" loext:opacity="100%" style:font-name="Arial" fo:font-size="12pt" fo:font-weight="normal" officeooo:rsid="002cf4e3" officeooo:paragraph-rsid="002cf4e3"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00" loext:opacity="100%" style:font-name="Arial" fo:font-size="12pt" fo:font-weight="normal" officeooo:rsid="002d5338" officeooo:paragraph-rsid="002d5338"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loext:opacity="100%" style:font-name="Arial" fo:font-size="12pt" fo:font-weight="normal" officeooo:rsid="002e7ec8" officeooo:paragraph-rsid="002e7ec8"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loext:opacity="100%" style:font-name="Arial" fo:font-size="12pt" fo:font-weight="normal" officeooo:rsid="00313ced" officeooo:paragraph-rsid="00313ced"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loext:opacity="100%" style:font-name="Arial" fo:font-size="12pt" fo:font-weight="normal" officeooo:rsid="0034a0a4" officeooo:paragraph-rsid="0034a0a4" style:font-size-asian="10.5pt" style:font-weight-asian="normal" style:font-size-complex="12pt" style:font-weight-complex="normal"/>
    </style:style>
    <style:style style:name="P46" style:family="paragraph" style:parent-style-name="Standard">
      <style:paragraph-properties fo:text-align="center" style:justify-single-word="false"/>
      <style:text-properties fo:color="#000000" loext:opacity="100%" style:font-name="Arial" fo:font-size="12pt" fo:font-weight="normal" officeooo:rsid="0034a0a4" officeooo:paragraph-rsid="0034a0a4"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style:font-name="Arial" fo:font-size="12pt" fo:font-weight="normal" officeooo:rsid="00365dd5" officeooo:paragraph-rsid="00365dd5"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Arial" fo:font-size="12pt" fo:font-weight="normal" officeooo:rsid="0039714a" officeooo:paragraph-rsid="0039714a"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Arial" fo:font-size="12pt" fo:font-weight="normal" officeooo:rsid="003bc807" officeooo:paragraph-rsid="003bc807"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style:font-name="Arial" fo:font-size="12pt" fo:font-weight="normal" officeooo:rsid="003c13b0" officeooo:paragraph-rsid="003c13b0"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style:font-name="Arial" fo:font-size="12pt" fo:font-weight="normal" officeooo:rsid="00428c80" officeooo:paragraph-rsid="00428c80"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Arial" fo:font-size="12pt" fo:font-weight="normal" officeooo:rsid="00435ec9" officeooo:paragraph-rsid="00435ec9"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Arial" fo:font-size="12pt" fo:font-weight="bold" officeooo:rsid="002d5338" officeooo:paragraph-rsid="002d5338" style:font-size-asian="10.5pt" style:font-weight-asian="bold" style:font-size-complex="12pt" style:font-weight-complex="bold"/>
    </style:style>
    <style:style style:name="P54" style:family="paragraph" style:parent-style-name="Standard">
      <style:paragraph-properties fo:text-align="start" style:justify-single-word="false"/>
      <style:text-properties fo:color="#000000" loext:opacity="100%" style:font-name="Arial" fo:font-size="12pt" fo:font-weight="bold" officeooo:rsid="002e7ec8" officeooo:paragraph-rsid="002e7ec8" style:font-size-asian="10.5pt" style:font-weight-asian="bold" style:font-size-complex="12pt" style:font-weight-complex="bold"/>
    </style:style>
    <style:style style:name="P55" style:family="paragraph" style:parent-style-name="Standard">
      <style:paragraph-properties fo:text-align="start" style:justify-single-word="false"/>
      <style:text-properties fo:color="#000000" loext:opacity="100%" style:font-name="Arial" fo:font-size="12pt" fo:font-weight="bold" officeooo:rsid="0039714a" officeooo:paragraph-rsid="0039714a" style:font-size-asian="10.5pt" style:font-weight-asian="bold" style:font-size-complex="12pt" style:font-weight-complex="bold"/>
    </style:style>
    <style:style style:name="P56" style:family="paragraph" style:parent-style-name="Standard">
      <style:paragraph-properties fo:text-align="start" style:justify-single-word="false"/>
      <style:text-properties fo:color="#000000" loext:opacity="100%" style:font-name="Arial" fo:font-size="12pt" fo:font-weight="bold" officeooo:rsid="003e4a65" officeooo:paragraph-rsid="003e4a65" style:font-size-asian="10.5pt" style:font-weight-asian="bold" style:font-size-complex="12pt" style:font-weight-complex="bold"/>
    </style:style>
    <style:style style:name="P57" style:family="paragraph" style:parent-style-name="Standard">
      <style:paragraph-properties fo:text-align="center" style:justify-single-word="false"/>
      <style:text-properties fo:color="#000000" loext:opacity="100%" style:font-name="Arial" fo:font-size="12pt" fo:font-weight="bold" officeooo:rsid="003e4a65" officeooo:paragraph-rsid="004143f2" style:font-size-asian="10.5pt" style:font-weight-asian="bold" style:font-size-complex="12pt" style:font-weight-complex="bold"/>
    </style:style>
    <style:style style:name="P58" style:family="paragraph" style:parent-style-name="Standard">
      <style:paragraph-properties fo:text-align="center" style:justify-single-word="false"/>
      <style:text-properties fo:color="#000000" loext:opacity="100%" style:font-name="Arial" fo:font-size="12pt" fo:font-weight="bold" officeooo:rsid="003e4a65" officeooo:paragraph-rsid="003e4a65" style:font-size-asian="10.5pt" style:font-weight-asian="bold" style:font-size-complex="12pt" style:font-weight-complex="bold"/>
    </style:style>
    <style:style style:name="P59" style:family="paragraph" style:parent-style-name="Standard">
      <style:paragraph-properties fo:text-align="start" style:justify-single-word="false"/>
      <style:text-properties fo:color="#000000" loext:opacity="100%" style:font-name="Arial" fo:font-size="12pt" fo:font-weight="bold" officeooo:rsid="0046f074" officeooo:paragraph-rsid="0046f074" style:font-size-asian="10.5pt" style:font-weight-asian="bold" style:font-size-complex="12pt" style:font-weight-complex="bold"/>
    </style:style>
    <style:style style:name="P60" style:family="paragraph" style:parent-style-name="Standard">
      <style:paragraph-properties fo:text-align="start" style:justify-single-word="false"/>
      <style:text-properties fo:color="#000000" loext:opacity="100%" style:font-name="Arial" fo:font-size="12pt" fo:font-weight="bold" officeooo:rsid="0046f09b" officeooo:paragraph-rsid="0046f09b" style:font-size-asian="10.5pt" style:font-weight-asian="bold" style:font-size-complex="12pt" style:font-weight-complex="bold"/>
    </style:style>
    <style:style style:name="P61" style:family="paragraph" style:parent-style-name="Standard">
      <style:paragraph-properties fo:text-align="start" style:justify-single-word="false"/>
      <style:text-properties fo:color="#000000" loext:opacity="100%" style:font-name="Arial" fo:font-size="12pt" fo:font-weight="bold" officeooo:rsid="0046f09b" officeooo:paragraph-rsid="004e8a0b" style:font-size-asian="10.5pt" style:font-weight-asian="bold" style:font-size-complex="12pt" style:font-weight-complex="bold"/>
    </style:style>
    <style:style style:name="P62" style:family="paragraph" style:parent-style-name="Standard">
      <style:paragraph-properties fo:text-align="start" style:justify-single-word="false"/>
      <style:text-properties fo:color="#000000" loext:opacity="100%" style:font-name="Arial" fo:font-size="12pt" fo:font-weight="bold" officeooo:rsid="00486590" officeooo:paragraph-rsid="00486590" style:font-size-asian="10.5pt" style:font-weight-asian="bold" style:font-size-complex="12pt" style:font-weight-complex="bold"/>
    </style:style>
    <style:style style:name="P63" style:family="paragraph" style:parent-style-name="Standard">
      <style:paragraph-properties fo:text-align="start" style:justify-single-word="false"/>
      <style:text-properties fo:color="#000000" loext:opacity="100%" style:font-name="Arial" fo:font-size="12pt" fo:font-weight="bold" officeooo:rsid="004a2103" officeooo:paragraph-rsid="004a2103" style:font-size-asian="10.5pt" style:font-weight-asian="bold" style:font-size-complex="12pt" style:font-weight-complex="bold"/>
    </style:style>
    <style:style style:name="P64" style:family="paragraph" style:parent-style-name="Standard">
      <style:paragraph-properties fo:text-align="start" style:justify-single-word="false"/>
      <style:text-properties fo:color="#000000" loext:opacity="100%" style:font-name="Arial" fo:font-size="12pt" fo:font-weight="bold" officeooo:rsid="004bc4be" officeooo:paragraph-rsid="004bc4be" style:font-size-asian="10.5pt" style:font-weight-asian="bold" style:font-size-complex="12pt" style:font-weight-complex="bold"/>
    </style:style>
    <style:style style:name="P65" style:family="paragraph" style:parent-style-name="Standard">
      <style:paragraph-properties fo:text-align="center" style:justify-single-word="false"/>
      <style:text-properties fo:color="#000000" loext:opacity="100%" style:font-name="Arial" fo:font-size="16pt" fo:font-weight="bold" officeooo:rsid="003bc807" officeooo:paragraph-rsid="003bc807" style:font-size-asian="16pt" style:font-weight-asian="bold" style:font-size-complex="16pt" style:font-weight-complex="bold"/>
    </style:style>
    <style:style style:name="P66" style:family="paragraph" style:parent-style-name="Standard">
      <style:text-properties fo:color="#000000" loext:opacity="100%" fo:font-weight="normal" officeooo:rsid="000f1e26" officeooo:paragraph-rsid="000f1e26" style:font-weight-asian="normal" style:font-weight-complex="normal"/>
    </style:style>
    <style:style style:name="P67" style:family="paragraph" style:parent-style-name="Standard">
      <style:text-properties fo:color="#000000" loext:opacity="100%" fo:font-weight="normal" officeooo:rsid="001181a2" officeooo:paragraph-rsid="001181a2" style:font-weight-asian="normal" style:font-weight-complex="normal"/>
    </style:style>
    <style:style style:name="P68" style:family="paragraph" style:parent-style-name="Standard">
      <style:text-properties fo:color="#000000" loext:opacity="100%" fo:font-weight="normal" officeooo:rsid="001181a2" officeooo:paragraph-rsid="001350a5" style:font-weight-asian="normal" style:font-weight-complex="normal"/>
    </style:style>
    <style:style style:name="P69" style:family="paragraph" style:parent-style-name="Standard">
      <style:text-properties fo:color="#000000" loext:opacity="100%" fo:font-weight="normal" officeooo:rsid="001181a2" officeooo:paragraph-rsid="0013c6c4" style:font-weight-asian="normal" style:font-weight-complex="normal"/>
    </style:style>
    <style:style style:name="P70" style:family="paragraph" style:parent-style-name="Standard">
      <style:text-properties fo:color="#000000" loext:opacity="100%" fo:font-weight="normal" officeooo:rsid="0015bbf2" officeooo:paragraph-rsid="0015bbf2" style:font-weight-asian="normal" style:font-weight-complex="normal"/>
    </style:style>
    <style:style style:name="P71" style:family="paragraph" style:parent-style-name="Standard">
      <style:text-properties fo:font-weight="normal" officeooo:rsid="000d5db4" officeooo:paragraph-rsid="000d5db4" style:font-weight-asian="normal" style:font-weight-complex="normal"/>
    </style:style>
    <style:style style:name="P72" style:family="paragraph" style:parent-style-name="Standard">
      <style:text-properties fo:font-weight="normal" officeooo:rsid="000d5db4" officeooo:paragraph-rsid="000eff1c" style:font-weight-asian="normal" style:font-weight-complex="normal"/>
    </style:style>
    <style:style style:name="P73" style:family="paragraph" style:parent-style-name="Standard">
      <style:text-properties fo:font-weight="bold" officeooo:rsid="0008be49" officeooo:paragraph-rsid="0008be49" style:font-weight-asian="bold" style:font-weight-complex="bold"/>
    </style:style>
    <style:style style:name="P74" style:family="paragraph" style:parent-style-name="Standard">
      <style:paragraph-properties fo:margin-top="0cm" fo:margin-bottom="0.499cm" style:contextual-spacing="false" style:line-height-at-least="0.503cm"/>
      <style:text-properties fo:font-weight="bold" officeooo:rsid="0028b290" officeooo:paragraph-rsid="0028b290" style:font-weight-asian="bold" style:font-weight-complex="bold"/>
    </style:style>
    <style:style style:name="P75" style:family="paragraph" style:parent-style-name="Standard">
      <style:text-properties fo:color="#127622" loext:opacity="100%" fo:font-weight="bold" officeooo:rsid="000eff1c" officeooo:paragraph-rsid="000eff1c" style:font-weight-asian="bold" style:font-weight-complex="bold"/>
    </style:style>
    <style:style style:name="P76" style:family="paragraph" style:parent-style-name="Standard">
      <style:paragraph-properties fo:text-align="start" style:justify-single-word="false"/>
      <style:text-properties fo:color="#ff0000" loext:opacity="100%" style:font-name="Arial" fo:font-weight="normal" officeooo:rsid="001882df" officeooo:paragraph-rsid="001882df" style:font-weight-asian="normal" style:font-weight-complex="normal"/>
    </style:style>
    <style:style style:name="P77" style:family="paragraph" style:parent-style-name="Standard">
      <style:paragraph-properties style:line-height-at-least="0.503cm"/>
      <style:text-properties fo:color="#f8f8f2" loext:opacity="100%" style:font-name="Consolas" fo:font-size="10.5pt" fo:font-weight="normal" fo:background-color="#282a36"/>
    </style:style>
    <style:style style:name="P78" style:family="paragraph" style:parent-style-name="Standard">
      <style:paragraph-properties fo:text-align="start" style:justify-single-word="false"/>
      <style:text-properties fo:color="#f8f8f2" loext:opacity="100%" style:font-name="Consolas" fo:font-size="10.5pt" fo:font-weight="normal" officeooo:rsid="0023f3c8" officeooo:paragraph-rsid="0023f3c8" fo:background-color="#282a36" style:font-weight-asian="normal" style:font-weight-complex="normal"/>
    </style:style>
    <style:style style:name="P79" style:family="paragraph" style:parent-style-name="Standard">
      <style:paragraph-properties fo:text-align="start" style:justify-single-word="false"/>
      <style:text-properties fo:color="#f8f8f2" loext:opacity="100%" style:font-name="Consolas" fo:font-size="10.5pt" fo:font-weight="normal" officeooo:rsid="003e4a65" officeooo:paragraph-rsid="003e4a65" fo:background-color="#282a36" style:font-size-asian="10.5pt" style:font-weight-asian="bold" style:font-size-complex="12pt" style:font-weight-complex="bold"/>
    </style:style>
    <style:style style:name="P80" style:family="paragraph" style:parent-style-name="Standard">
      <style:paragraph-properties fo:text-align="start" style:justify-single-word="false"/>
      <style:text-properties fo:color="#f8f8f2" loext:opacity="100%" style:font-name="Consolas" fo:font-size="10.5pt" fo:font-weight="normal" officeooo:rsid="0039714a" officeooo:paragraph-rsid="0039714a" fo:background-color="#282a36"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color="#f8f8f2" loext:opacity="100%" style:font-name="Consolas" fo:font-size="10.5pt" fo:font-weight="normal" officeooo:rsid="00435ec9" officeooo:paragraph-rsid="00435ec9" fo:background-color="#282a36" style:font-size-asian="10.5pt" style:font-weight-asian="normal" style:font-size-complex="12pt" style:font-weight-complex="normal"/>
    </style:style>
    <style:style style:name="P82" style:family="paragraph" style:parent-style-name="Standard">
      <style:paragraph-properties style:line-height-at-least="0.503cm"/>
      <style:text-properties fo:color="#f8f8f2" loext:opacity="100%" style:font-name="Consolas" fo:font-size="10.5pt" fo:font-weight="bold" fo:background-color="#282a36" style:font-weight-asian="bold" style:font-weight-complex="bold"/>
    </style:style>
    <style:style style:name="P83" style:family="paragraph" style:parent-style-name="Standard">
      <style:paragraph-properties style:line-height-at-least="0.503cm"/>
      <style:text-properties fo:color="#f8f8f2" loext:opacity="100%" style:font-name="Consolas" fo:font-size="10.5pt" fo:font-weight="bold" officeooo:rsid="0028336b" officeooo:paragraph-rsid="0028336b" fo:background-color="#282a36" style:font-weight-asian="bold" style:font-weight-complex="bold"/>
    </style:style>
    <style:style style:name="P84" style:family="paragraph" style:parent-style-name="Standard">
      <style:paragraph-properties style:line-height-at-least="0.503cm"/>
      <style:text-properties fo:color="#f8f8f2" loext:opacity="100%" fo:background-color="#282a36"/>
    </style:style>
    <style:style style:name="P85" style:family="paragraph" style:parent-style-name="Standard">
      <style:paragraph-properties style:line-height-at-least="0.503cm"/>
    </style:style>
    <style:style style:name="P86" style:family="paragraph" style:parent-style-name="Standard">
      <style:paragraph-properties fo:margin-top="0cm" fo:margin-bottom="0.499cm" style:contextual-spacing="false" style:line-height-at-least="0.503cm"/>
    </style:style>
    <style:style style:name="P87" style:family="paragraph" style:parent-style-name="Standard">
      <style:paragraph-properties fo:text-align="start" style:justify-single-word="false"/>
      <style:text-properties fo:color="#2a6099" loext:opacity="100%" style:font-name="Arial" fo:font-size="12pt" fo:font-weight="normal" officeooo:rsid="00365dd5" officeooo:paragraph-rsid="00365dd5"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color="#000000" loext:opacity="100%" style:font-name="Arial" fo:font-size="12pt" fo:font-weight="normal" officeooo:rsid="0046f074" officeooo:paragraph-rsid="0046f074"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color="#000000" loext:opacity="100%" style:font-name="Arial" fo:font-size="12pt" fo:font-weight="normal" officeooo:rsid="0046f09b" officeooo:paragraph-rsid="0046f09b"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color="#000000" loext:opacity="100%" style:font-name="Arial" fo:font-size="12pt" fo:font-weight="normal" officeooo:rsid="0046f09b" officeooo:paragraph-rsid="004e8a0b"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color="#000000" loext:opacity="100%" style:font-name="Arial" fo:font-size="12pt" fo:font-weight="normal" officeooo:rsid="004a2103" officeooo:paragraph-rsid="00486590"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color="#000000" loext:opacity="100%" style:font-name="Arial" fo:font-size="12pt" fo:font-weight="normal" officeooo:rsid="004a2103" officeooo:paragraph-rsid="004a2103"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color="#000000" loext:opacity="100%" style:font-name="Arial" fo:font-size="12pt" fo:font-weight="normal" officeooo:rsid="004c90cb" officeooo:paragraph-rsid="004bc4be"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color="#000000" loext:opacity="100%" style:font-name="Arial" fo:font-size="12pt" fo:font-weight="normal" officeooo:rsid="004c90cb" officeooo:paragraph-rsid="004c90cb"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color="#000000" loext:opacity="100%" style:font-name="Arial" fo:font-size="12pt" fo:font-weight="bold" officeooo:rsid="004d1678" officeooo:paragraph-rsid="004d1678" style:font-size-asian="10.5pt" style:font-weight-asian="bold" style:font-size-complex="12pt" style:font-weight-complex="bold"/>
    </style:style>
    <style:style style:name="P96" style:family="paragraph" style:parent-style-name="Standard">
      <style:paragraph-properties fo:text-align="start" style:justify-single-word="false"/>
      <style:text-properties fo:color="#000000" loext:opacity="100%" style:font-name="Arial" fo:font-size="12pt" fo:font-weight="bold" officeooo:rsid="0052a5ad" officeooo:paragraph-rsid="004d1678" style:font-size-asian="10.5pt" style:font-weight-asian="bold" style:font-size-complex="12pt" style:font-weight-complex="bold"/>
    </style:style>
    <style:style style:name="P97" style:family="paragraph" style:parent-style-name="Standard">
      <style:paragraph-properties fo:text-align="start" style:justify-single-word="false"/>
      <style:text-properties fo:color="#000000" loext:opacity="100%" style:font-name="Arial" fo:font-size="12pt" fo:font-weight="bold" officeooo:rsid="0052a5ad" officeooo:paragraph-rsid="0052a5ad" style:font-size-asian="10.5pt" style:font-weight-asian="bold" style:font-size-complex="12pt" style:font-weight-complex="bold"/>
    </style:style>
    <style:style style:name="P98" style:family="paragraph" style:parent-style-name="Standard">
      <style:paragraph-properties fo:text-align="start" style:justify-single-word="false"/>
      <style:text-properties fo:color="#000000" loext:opacity="100%" style:font-name="Arial" fo:font-size="12pt" fo:font-style="italic" fo:font-weight="bold" officeooo:rsid="0052a5ad" officeooo:paragraph-rsid="0052a5ad" style:font-size-asian="10.5pt" style:font-style-asian="italic" style:font-weight-asian="bold" style:font-size-complex="12pt" style:font-style-complex="italic" style:font-weight-complex="bold"/>
    </style:style>
    <style:style style:name="P99" style:family="paragraph" style:parent-style-name="Standard">
      <style:paragraph-properties fo:text-align="start" style:justify-single-word="false"/>
      <style:text-properties fo:color="#000000" loext:opacity="100%" style:font-name="Arial" fo:font-size="12pt" fo:font-style="italic" fo:font-weight="bold" officeooo:rsid="0054b8b9" officeooo:paragraph-rsid="0054b8b9" style:font-size-asian="10.5pt" style:font-style-asian="italic" style:font-weight-asian="bold" style:font-size-complex="12pt" style:font-style-complex="italic" style:font-weight-complex="bold"/>
    </style:style>
    <style:style style:name="P100" style:family="paragraph" style:parent-style-name="Standard">
      <style:paragraph-properties fo:text-align="start" style:justify-single-word="false"/>
      <style:text-properties fo:color="#000000" loext:opacity="100%" style:font-name="Arial" fo:font-size="12pt" fo:font-style="italic" fo:font-weight="bold" officeooo:rsid="0064ad1c" officeooo:paragraph-rsid="0064ad1c" style:font-size-asian="10.5pt" style:font-style-asian="italic" style:font-weight-asian="bold" style:font-size-complex="12pt" style:font-style-complex="italic" style:font-weight-complex="bold"/>
    </style:style>
    <style:style style:name="P101" style:family="paragraph" style:parent-style-name="Standard">
      <style:paragraph-properties fo:text-align="start" style:justify-single-word="false"/>
      <style:text-properties fo:color="#000000" loext:opacity="100%" style:font-name="Arial" fo:font-size="12pt" fo:font-style="normal" fo:font-weight="normal" officeooo:rsid="0054b8b9" officeooo:paragraph-rsid="0054b8b9"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color="#000000" loext:opacity="100%" style:font-name="Arial" fo:font-size="12pt" fo:font-style="normal" fo:font-weight="normal" officeooo:rsid="0056def6" officeooo:paragraph-rsid="0056def6"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color="#000000" loext:opacity="100%" style:font-name="Arial" fo:font-size="12pt" fo:font-style="normal" fo:font-weight="normal" officeooo:rsid="0059cab0" officeooo:paragraph-rsid="0059cab0"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color="#000000" loext:opacity="100%" style:font-name="Arial" fo:font-size="12pt" fo:font-style="normal" fo:font-weight="normal" officeooo:rsid="005a1085" officeooo:paragraph-rsid="005a1085"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color="#000000" loext:opacity="100%" style:font-name="Arial" fo:font-size="12pt" fo:font-style="normal" fo:font-weight="bold" officeooo:rsid="0059cab0" officeooo:paragraph-rsid="0059cab0"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color="#000000" loext:opacity="100%" style:font-name="Arial" fo:font-size="12pt" fo:font-style="normal" fo:font-weight="bold" officeooo:rsid="005bcaeb" officeooo:paragraph-rsid="005d213a"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fo:color="#000000" loext:opacity="100%" style:font-name="Arial" fo:font-size="12pt" fo:font-style="normal" fo:font-weight="bold" officeooo:rsid="0061b267" officeooo:paragraph-rsid="0061b267"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color="#000000" loext:opacity="100%" style:font-name="Arial" fo:font-size="12pt" fo:font-style="normal" fo:font-weight="bold" officeooo:rsid="006327b7" officeooo:paragraph-rsid="006327b7"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color="#000000" loext:opacity="100%" style:font-name="Arial" fo:font-size="12pt" fo:font-style="normal" fo:font-weight="bold" officeooo:rsid="0064ad1c" officeooo:paragraph-rsid="0064ad1c" style:font-size-asian="10.5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d8c22" style:font-weight-asian="normal" style:font-weight-complex="normal"/>
    </style:style>
    <style:style style:name="T3" style:family="text">
      <style:text-properties fo:font-weight="normal" officeooo:rsid="001eb11d" style:font-weight-asian="normal" style:font-weight-complex="normal"/>
    </style:style>
    <style:style style:name="T4" style:family="text">
      <style:text-properties fo:font-weight="normal" officeooo:rsid="002092c9" style:font-weight-asian="normal" style:font-weight-complex="normal"/>
    </style:style>
    <style:style style:name="T5" style:family="text">
      <style:text-properties fo:font-weight="normal" officeooo:rsid="000a1785" style:font-weight-asian="normal" style:font-weight-complex="normal"/>
    </style:style>
    <style:style style:name="T6" style:family="text">
      <style:text-properties fo:font-weight="normal" officeooo:rsid="004a2103" style:font-weight-asian="normal" style:font-weight-complex="normal"/>
    </style:style>
    <style:style style:name="T7" style:family="text">
      <style:text-properties fo:font-weight="normal" officeooo:rsid="004d9bf1" style:font-weight-asian="normal" style:font-weight-complex="normal"/>
    </style:style>
    <style:style style:name="T8" style:family="text">
      <style:text-properties fo:font-weight="normal" officeooo:rsid="004e8a0b" style:font-weight-asian="normal" style:font-weight-complex="normal"/>
    </style:style>
    <style:style style:name="T9" style:family="text">
      <style:text-properties fo:font-weight="normal" officeooo:rsid="004fed6a" style:font-weight-asian="normal" style:font-weight-complex="normal"/>
    </style:style>
    <style:style style:name="T10" style:family="text">
      <style:text-properties fo:font-weight="normal" officeooo:rsid="005d213a" style:font-weight-asian="normal" style:font-weight-complex="normal"/>
    </style:style>
    <style:style style:name="T11" style:family="text">
      <style:text-properties fo:font-weight="normal" officeooo:rsid="005ecf7f" style:font-weight-asian="normal" style:font-weight-complex="normal"/>
    </style:style>
    <style:style style:name="T12" style:family="text">
      <style:text-properties fo:font-weight="normal" officeooo:rsid="005f10a8" style:font-weight-asian="normal" style:font-weight-complex="normal"/>
    </style:style>
    <style:style style:name="T13" style:family="text">
      <style:text-properties fo:font-weight="normal" officeooo:rsid="006327b7"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08be49" style:font-weight-asian="bold" style:font-weight-complex="bold"/>
    </style:style>
    <style:style style:name="T16" style:family="text">
      <style:text-properties fo:font-weight="bold" officeooo:rsid="000eff1c" style:font-weight-asian="bold" style:font-weight-complex="bold"/>
    </style:style>
    <style:style style:name="T17" style:family="text">
      <style:text-properties fo:font-weight="bold" officeooo:rsid="0036f7ca" style:font-weight-asian="bold" style:font-weight-complex="bold"/>
    </style:style>
    <style:style style:name="T18" style:family="text">
      <style:text-properties fo:color="#000000" loext:opacity="100%"/>
    </style:style>
    <style:style style:name="T19" style:family="text">
      <style:text-properties fo:color="#000000" loext:opacity="100%" fo:font-weight="normal" style:font-weight-asian="normal" style:font-weight-complex="normal"/>
    </style:style>
    <style:style style:name="T20" style:family="text">
      <style:text-properties fo:color="#00a933" loext:opacity="100%"/>
    </style:style>
    <style:style style:name="T21" style:family="text">
      <style:text-properties fo:color="#127622" loext:opacity="100%" fo:font-weight="bold" style:font-weight-asian="bold" style:font-weight-complex="bold"/>
    </style:style>
    <style:style style:name="T22" style:family="text">
      <style:text-properties fo:color="#127622" loext:opacity="100%" fo:font-weight="bold" officeooo:rsid="000eff1c" style:font-weight-asian="bold" style:font-weight-complex="bold"/>
    </style:style>
    <style:style style:name="T23" style:family="text">
      <style:text-properties officeooo:rsid="0013c6c4"/>
    </style:style>
    <style:style style:name="T24" style:family="text">
      <style:text-properties officeooo:rsid="002092c9"/>
    </style:style>
    <style:style style:name="T25" style:family="text">
      <style:text-properties fo:color="#ff79c6" loext:opacity="100%"/>
    </style:style>
    <style:style style:name="T26" style:family="text">
      <style:text-properties fo:color="#ff79c6" loext:opacity="100%" style:font-name="Consolas" fo:font-size="10.5pt" fo:font-weight="normal"/>
    </style:style>
    <style:style style:name="T27" style:family="text">
      <style:text-properties fo:color="#ff79c6" loext:opacity="100%" style:font-name="Consolas" fo:font-size="10.5pt" fo:font-weight="normal" fo:background-color="#282a36" loext:char-shading-value="0"/>
    </style:style>
    <style:style style:name="T28" style:family="text">
      <style:text-properties fo:color="#f8f8f2" loext:opacity="100%" style:font-name="Consolas" fo:font-size="10.5pt" fo:font-weight="normal" fo:background-color="#282a36" loext:char-shading-value="0"/>
    </style:style>
    <style:style style:name="T29" style:family="text">
      <style:text-properties fo:color="#f8f8f2" loext:opacity="100%" fo:background-color="#282a36" loext:char-shading-value="0"/>
    </style:style>
    <style:style style:name="T30" style:family="text">
      <style:text-properties fo:color="#50fa7b" loext:opacity="100%"/>
    </style:style>
    <style:style style:name="T31" style:family="text">
      <style:text-properties fo:color="#50fa7b" loext:opacity="100%" fo:font-style="italic"/>
    </style:style>
    <style:style style:name="T32" style:family="text">
      <style:text-properties fo:color="#50fa7b" loext:opacity="100%" style:font-name="Consolas" fo:font-size="10.5pt" fo:font-weight="normal"/>
    </style:style>
    <style:style style:name="T33" style:family="text">
      <style:text-properties fo:color="#e9f284" loext:opacity="100%"/>
    </style:style>
    <style:style style:name="T34" style:family="text">
      <style:text-properties fo:color="#e9f284" loext:opacity="100%" style:font-name="Consolas" fo:font-size="10.5pt" fo:font-weight="normal"/>
    </style:style>
    <style:style style:name="T35" style:family="text">
      <style:text-properties fo:color="#e9f284" loext:opacity="100%" style:font-name="Consolas" fo:font-size="10.5pt" fo:font-weight="normal" fo:background-color="#282a36" loext:char-shading-value="0"/>
    </style:style>
    <style:style style:name="T36" style:family="text">
      <style:text-properties fo:color="#f1fa8c" loext:opacity="100%"/>
    </style:style>
    <style:style style:name="T37" style:family="text">
      <style:text-properties fo:color="#f1fa8c" loext:opacity="100%" style:font-name="Consolas" fo:font-size="10.5pt" fo:font-weight="normal"/>
    </style:style>
    <style:style style:name="T38" style:family="text">
      <style:text-properties fo:color="#f1fa8c" loext:opacity="100%" style:font-name="Consolas" fo:font-size="10.5pt" fo:font-weight="normal" fo:background-color="#282a36" loext:char-shading-value="0"/>
    </style:style>
    <style:style style:name="T39" style:family="text">
      <style:text-properties style:font-name="Consolas" fo:font-size="10.5pt" fo:font-weight="normal"/>
    </style:style>
    <style:style style:name="T40" style:family="text">
      <style:text-properties fo:color="#bd93f9" loext:opacity="100%"/>
    </style:style>
    <style:style style:name="T41" style:family="text">
      <style:text-properties fo:color="#bd93f9" loext:opacity="100%" style:font-name="Consolas" fo:font-size="10.5pt" fo:font-weight="normal"/>
    </style:style>
    <style:style style:name="T42" style:family="text">
      <style:text-properties fo:color="#111111" loext:opacity="100%"/>
    </style:style>
    <style:style style:name="T43" style:family="text">
      <style:text-properties officeooo:rsid="002e7ec8"/>
    </style:style>
    <style:style style:name="T44" style:family="text">
      <style:text-properties fo:color="#c9211e" loext:opacity="100%"/>
    </style:style>
    <style:style style:name="T45" style:family="text">
      <style:text-properties fo:color="#c9211e" loext:opacity="100%" fo:font-weight="bold" style:font-weight-asian="bold" style:font-weight-complex="bold"/>
    </style:style>
    <style:style style:name="T46" style:family="text">
      <style:text-properties fo:color="#c9211e" loext:opacity="100%" fo:font-weight="normal" style:font-weight-asian="normal" style:font-weight-complex="normal"/>
    </style:style>
    <style:style style:name="T47" style:family="text">
      <style:text-properties fo:color="#c9211e" loext:opacity="100%" officeooo:rsid="004143f2"/>
    </style:style>
    <style:style style:name="T48" style:family="text">
      <style:text-properties officeooo:rsid="002f41e1"/>
    </style:style>
    <style:style style:name="T49" style:family="text">
      <style:text-properties officeooo:rsid="003323eb"/>
    </style:style>
    <style:style style:name="T50" style:family="text">
      <style:text-properties officeooo:rsid="00365dd5"/>
    </style:style>
    <style:style style:name="T51" style:family="text">
      <style:text-properties officeooo:rsid="0036f7ca"/>
    </style:style>
    <style:style style:name="T52" style:family="text">
      <style:text-properties fo:color="#2a6099" loext:opacity="100%"/>
    </style:style>
    <style:style style:name="T53" style:family="text">
      <style:text-properties officeooo:rsid="000a1785"/>
    </style:style>
    <style:style style:name="T54" style:family="text">
      <style:text-properties officeooo:rsid="003c13b0"/>
    </style:style>
    <style:style style:name="T55" style:family="text">
      <style:text-properties officeooo:rsid="004143f2"/>
    </style:style>
    <style:style style:name="T56" style:family="text">
      <style:text-properties officeooo:rsid="0043e4db"/>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officeooo:rsid="00586154"/>
    </style:style>
    <style:style style:name="T61" style:family="text">
      <style:text-properties officeooo:rsid="0059b4ff"/>
    </style:style>
    <style:style style:name="T62" style:family="text">
      <style:text-properties officeooo:rsid="005f10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LA 04: <text:span text:style-name="T1">Primeiros comandos Js!</text:span></text:p>
      <text:p text:style-name="Standard"/>
      <text:p text:style-name="Standard">window.alert&gt;&gt; Manda uma alerta na Página antes de carrega-la completamente</text:p>
      <text:p text:style-name="Standard">window.confirm&gt;&gt; para usuario confirmar algo antes de continuar</text:p>
      <text:p text:style-name="Standard">window.prompt&gt;&gt; para usuario digitar algo que foi perguntado</text:p>
      <text:p text:style-name="P73"/>
      <text:p text:style-name="P73"/>
      <text:p text:style-name="P73"/>
      <text:p text:style-name="P73"/>
      <text:p text:style-name="P2">AULA 05: Variáveis e tipos primitivos!</text:p>
      <text:p text:style-name="P1"/>
      <text:p text:style-name="P1"/>
      <text:p text:style-name="P4"><text:span text:style-name="T14">Variável:</text:span> onde guarda uma informação para utilizar depois.</text:p>
      <text:p text:style-name="P4"/>
      <text:p text:style-name="P4"><text:span text:style-name="T14">Identificadores:</text:span> nomeiam as variáveis, mas tem regras para nomear:</text:p>
      <text:p text:style-name="P4"/>
      <text:p text:style-name="P4">Podem utilizar $ ou _ , não pode começar com números, é possível utilizar letras primeiro e depois número, pode usar acento e símbolos, não podem ser palavras reservadas.</text:p>
      <text:p text:style-name="P4"/>
      <text:p text:style-name="P3"><text:span text:style-name="T1">nde</text:span><text:span text:style-name="T53">Tipos primitivos primordiais: </text:span><text:span text:style-name="T5">Number, string e boolean.</text:span></text:p>
      <text:p text:style-name="P3">Outros» <text:span text:style-name="T1">Null, ufined, object, function.</text:span></text:p>
      <text:p text:style-name="P5"/>
      <text:p text:style-name="P6"><text:span text:style-name="T1">OBS» </text:span><text:span text:style-name="T19">comando </text:span><text:span text:style-name="T20">typeof</text:span><text:span text:style-name="T19">.</text:span></text:p>
      <text:p text:style-name="P23"/>
      <text:p text:style-name="P23"/>
      <text:p text:style-name="P23"/>
      <text:p text:style-name="P23"/>
      <text:p text:style-name="P23"/>
      <text:p text:style-name="P13">Aula 06: tratamento de dados</text:p>
      <text:p text:style-name="P23"/>
      <text:p text:style-name="P4"/>
      <text:p text:style-name="P71">o comando <text:span text:style-name="T14">window.prompt </text:span>RESPONDE como uma string e não um number, temos que transformar</text:p>
      <text:p text:style-name="P71"/>
      <text:p text:style-name="P71"><text:span text:style-name="T14">Transformar string para number:</text:span> <text:span text:style-name="T21">Number.parseInt(n)</text:span> INTEIRO , <text:span text:style-name="T21">Number.parseFloat(n), </text:span><text:span text:style-name="T22">Number(n).</text:span></text:p>
      <text:p text:style-name="P73"/>
      <text:p text:style-name="P72"><text:span text:style-name="T15">Transformar </text:span><text:span text:style-name="T14">number</text:span><text:span text:style-name="T15"> para </text:span><text:span text:style-name="T14">string</text:span><text:span text:style-name="T15">: </text:span><text:span text:style-name="T22">String(n)</text:span></text:p>
      <text:p text:style-name="P75"/>
      <text:p text:style-name="P66"><text:span text:style-name="T16">T</text:span><text:span text:style-name="T14">emplate string: ` </text:span>o aluno ${var}…</text:p>
      <text:p text:style-name="P66"/>
      <text:p text:style-name="P67"><text:span text:style-name="T42">s.length</text:span>» mostra quantos caracteres a string tem.</text:p>
      <text:p text:style-name="P67"/>
      <text:p text:style-name="P68">s.toUpperCase()»»» deixa tudo em maiúsculo. <text:s/></text:p>
      <text:p text:style-name="P68"/>
      <text:p text:style-name="P69">s.to<text:span text:style-name="T23">LOWER</text:span>Case()»»» deixa tudo em <text:span text:style-name="T23">minúsculo.</text:span></text:p>
      <text:p text:style-name="P70"/>
      <text:p text:style-name="P24">- n1.tolocaleString(‘pt-BR’ {style: ‘currency’, currecy:’BRL’})</text:p>
      <text:p text:style-name="P24"/>
      <text:p text:style-name="P24"/>
      <text:p text:style-name="P24"/>
      <text:p text:style-name="P24"/>
      <text:p text:style-name="P24"><text:soft-page-break/></text:p>
      <text:p text:style-name="P14">Aula 07: Operadores</text:p>
      <text:p text:style-name="P14"/>
      <text:p text:style-name="P25">Operadores»»» artimético, atribuição, relacionais, lógicos, ternário.</text:p>
      <text:p text:style-name="P25"/>
      <text:p text:style-name="P26"/>
      <text:p text:style-name="P26"/>
      <text:p text:style-name="P26"><text:span text:style-name="T14">Operadores aritméticos:</text:span> </text:p>
      <text:p text:style-name="P26"/>
      <text:p text:style-name="P26">adição<text:span text:style-name="T14"> +</text:span>, subtração <text:span text:style-name="T14">-</text:span>, multiplicação <text:span text:style-name="T14">*</text:span>, divisão <text:span text:style-name="T14">/</text:span>, resto da divisão<text:span text:style-name="T14"> %</text:span>, potência <text:span text:style-name="T14">**</text:span></text:p>
      <text:p text:style-name="P15"/>
      <text:p text:style-name="P15"/>
      <text:p text:style-name="P16">auto atribuição simplificada</text:p>
      <text:p text:style-name="P15"/>
      <text:p text:style-name="P15"/>
      <text:p text:style-name="P76">var n= 3</text:p>
      <text:p text:style-name="P15"/>
      <text:p text:style-name="P27">n+ =4»»7</text:p>
      <text:p text:style-name="P27">n<text:span text:style-name="T14">-</text:span> =5»»2</text:p>
      <text:p text:style-name="P27">…</text:p>
      <text:p text:style-name="P27"/>
      <text:p text:style-name="P27"/>
      <text:p text:style-name="P17">Operadores relacionais: <text:span text:style-name="T2">Sempre vão dar um resultado booleano(true or false).</text:span></text:p>
      <text:p text:style-name="P28"/>
      <text:p text:style-name="P17">&gt; <text:span text:style-name="T1">Maior</text:span></text:p>
      <text:p text:style-name="P17">&lt; <text:span text:style-name="T1">menor</text:span></text:p>
      <text:p text:style-name="P17">&gt;= <text:span text:style-name="T1">maior ou igual</text:span></text:p>
      <text:p text:style-name="P17">&lt;= <text:span text:style-name="T1">menor ou igual</text:span></text:p>
      <text:p text:style-name="P17">== <text:span text:style-name="T1">igual</text:span></text:p>
      <text:p text:style-name="P17">!= <text:span text:style-name="T3">não igual ou diferente</text:span></text:p>
      <text:p text:style-name="P29"/>
      <text:p text:style-name="P29"/>
      <text:p text:style-name="P29"/>
      <text:p text:style-name="P18">Identidade: <text:span text:style-name="T1">verifica <text:s/>se eles tem o mesmo tipo, se são idênticos.</text:span></text:p>
      <text:p text:style-name="P30"/>
      <text:p text:style-name="P18">=== <text:span text:style-name="T1">verifica a <text:s/>identidade</text:span><text:span text:style-name="T4"> </text:span></text:p>
      <text:p text:style-name="P31"/>
      <text:p text:style-name="P31"/>
      <text:p text:style-name="P31"/>
      <text:p text:style-name="P31"/>
      <text:p text:style-name="P31">Operadores lógicos</text:p>
      <text:p text:style-name="P31"/>
      <text:p text:style-name="P19">! <text:span text:style-name="T1">» negação</text:span></text:p>
      <text:p text:style-name="P31"/>
      <text:p text:style-name="P32">! true= fase</text:p>
      <text:p text:style-name="P32">! fase= verdadeiro</text:p>
      <text:p text:style-name="P31"/>
      <text:p text:style-name="P31"/>
      <text:p text:style-name="P19"/>
      <text:p text:style-name="P19"/>
      <text:p text:style-name="P19"/>
      <text:p text:style-name="P19"/>
      <text:p text:style-name="P19"><text:soft-page-break/>&amp;&amp; » <text:span text:style-name="T1">conjunção (e)</text:span></text:p>
      <text:p text:style-name="P31"/>
      <text:p text:style-name="P32">true&amp;true= true</text:p>
      <text:p text:style-name="P32">false&amp;true= false</text:p>
      <text:p text:style-name="P32">true&amp;false= false</text:p>
      <text:p text:style-name="P32">false&amp;false= false</text:p>
      <text:p text:style-name="P32"/>
      <text:p text:style-name="P31"/>
      <text:p text:style-name="P19">|| » <text:span text:style-name="T1">disjunção (ou)</text:span></text:p>
      <text:p text:style-name="P31"/>
      <text:p text:style-name="P20"><text:span text:style-name="T1">true</text:span><text:span text:style-name="T24">||</text:span><text:span text:style-name="T1">true=true</text:span></text:p>
      <text:p text:style-name="P20"><text:span text:style-name="T1">true</text:span><text:span text:style-name="T4">||</text:span><text:span text:style-name="T1">false=true</text:span></text:p>
      <text:p text:style-name="P20"><text:span text:style-name="T1">false</text:span><text:span text:style-name="T4">||</text:span><text:span text:style-name="T1">true=true</text:span></text:p>
      <text:p text:style-name="P20"><text:span text:style-name="T1">false</text:span><text:span text:style-name="T4">||</text:span><text:span text:style-name="T1">false=false</text:span></text:p>
      <text:p text:style-name="P32"/>
      <text:p text:style-name="P32"/>
      <text:p text:style-name="P7">OBS<text:span text:style-name="T1">: </text:span><text:span text:style-name="T19">ordem de execução»</text:span><text:span text:style-name="T18"> primeiro= </text:span><text:span text:style-name="T19">não</text:span><text:span text:style-name="T18">, segundo=</text:span><text:span text:style-name="T19"> e</text:span><text:span text:style-name="T18">, terceiro= </text:span><text:span text:style-name="T19">ou</text:span></text:p>
      <text:p text:style-name="P7"><text:span text:style-name="T18"><text:s text:c="10"/></text:span><text:span text:style-name="T19">Ordem de execução 2»</text:span><text:span text:style-name="T18"> primeiro</text:span><text:span text:style-name="T19">= aritmético</text:span><text:span text:style-name="T18">, segundo</text:span><text:span text:style-name="T19">= relacional</text:span><text:span text:style-name="T18">, terceiro= </text:span><text:span text:style-name="T19">lógico</text:span></text:p>
      <text:p text:style-name="P33"/>
      <text:p text:style-name="P33"/>
      <text:p text:style-name="P33"/>
      <text:p text:style-name="P34"/>
      <text:p text:style-name="P8"><text:span text:style-name="T18">Operador ternário» </text:span><text:span text:style-name="T19">serve para um teste lógico true or false. Ternário porque tem 3 partes</text:span></text:p>
      <text:p text:style-name="P34"/>
      <text:p text:style-name="P8"><text:span text:style-name="T19">Símbolo» </text:span><text:span text:style-name="T18">? :</text:span></text:p>
      <text:p text:style-name="P21"/>
      <text:p text:style-name="P21">ex: <text:s text:c="4"/></text:p>
      <text:p text:style-name="P21"/>
      <text:p text:style-name="P9">teste»<text:span text:style-name="T18"> </text:span><text:span text:style-name="T19">média &gt;=7</text:span><text:span text:style-name="T18"> <text:s text:c="3"/></text:span>?<text:span text:style-name="T18"> <text:s/></text:span><text:span text:style-name="T19">Aprovado</text:span><text:span text:style-name="T18"> <text:s/></text:span>:<text:span text:style-name="T18"> </text:span><text:span text:style-name="T19">reprovado</text:span></text:p>
      <text:p text:style-name="P35"/>
      <text:p text:style-name="P35"/>
      <text:p text:style-name="P35"/>
      <text:p text:style-name="P35"/>
      <text:p text:style-name="P35"/>
      <text:p text:style-name="P22">Aula 09- introdução ao DOM</text:p>
      <text:p text:style-name="P34"/>
      <text:p text:style-name="P78"><text:span text:style-name="T25">h1</text:span>&gt;Aprendendo a usar DOM&lt;/<text:span text:style-name="T25">h1</text:span>&gt;</text:p>
      <text:p text:style-name="P82">&lt;<text:span text:style-name="T25">p</text:span>&gt;serve para acessar os objetos que existem no navegador ou no seu documento html. <text:s text:c="5"/></text:p>
      <text:p text:style-name="P83">&lt;/p&gt;</text:p>
      <text:p text:style-name="P77">&lt;<text:span text:style-name="T25">div</text:span> <text:span text:style-name="T31">class</text:span><text:span text:style-name="T25">=</text:span><text:span text:style-name="T33">"</text:span><text:span text:style-name="T36">msg</text:span><text:span text:style-name="T33">"</text:span>&gt;</text:p>
      <text:p text:style-name="P77">&lt;<text:span text:style-name="T25">p</text:span>&gt; Dom tem uma árvore hierarquica&lt;/<text:span text:style-name="T25">p</text:span>&gt;</text:p>
      <text:p text:style-name="P85"/>
      <text:p text:style-name="P77">&lt;/<text:span text:style-name="T25">div</text:span>&gt;</text:p>
      <text:p text:style-name="P86"/>
      <text:p text:style-name="P77">&lt;/<text:span text:style-name="T25">p</text:span>&gt;</text:p>
      <text:p text:style-name="P85"/>
      <text:p text:style-name="P77">&lt;<text:span text:style-name="T25">script</text:span>&gt;</text:p>
      <text:p text:style-name="P86"/>
      <text:p text:style-name="P86"/>
      <text:p text:style-name="P74"><text:soft-page-break/>acesso por selector, o mais recente para ser usado.</text:p>
      <text:p text:style-name="P84">   <text:span text:style-name="T26">var</text:span><text:span text:style-name="T39"> d3 </text:span><text:span text:style-name="T26">=</text:span><text:span text:style-name="T39"> </text:span><text:span text:style-name="T41">window</text:span><text:span text:style-name="T39">.document.</text:span><text:span text:style-name="T32">querySelector</text:span><text:span text:style-name="T39">(</text:span><text:span text:style-name="T34">'</text:span><text:span text:style-name="T37">div.msg</text:span><text:span text:style-name="T34">'</text:span><text:span text:style-name="T39">)</text:span></text:p>
      <text:p text:style-name="P85"><text:span text:style-name="T29">   </text:span><text:span text:style-name="T28">d3.style.background</text:span><text:span text:style-name="T27">=</text:span><text:span text:style-name="T28"> </text:span><text:span text:style-name="T35">'</text:span><text:span text:style-name="T38">blue</text:span><text:span text:style-name="T35">' </text:span><text:span text:style-name="T28">&lt;/</text:span><text:span text:style-name="T27">script</text:span><text:span text:style-name="T28">&gt;</text:span></text:p>
      <text:p text:style-name="P77"/>
      <text:p text:style-name="P34"/>
      <text:p text:style-name="P34"/>
      <text:p text:style-name="P36"/>
      <text:p text:style-name="P36"/>
      <text:p text:style-name="P36"/>
      <text:p text:style-name="P36"/>
      <text:p text:style-name="P36"/>
      <text:p text:style-name="P36"/>
      <text:p text:style-name="P37">aula 10: eventos DOM</text:p>
      <text:p text:style-name="P37"/>
      <text:p text:style-name="P37"/>
      <text:p text:style-name="P41"><text:span text:style-name="T14">Eventos:</text:span> vão de <text:s/>interações básicas do usuário até mensagens de alerta dentro da página, são interações que existe na página. Isso pode ser feito com os códigos do seu documento que podem ter eventos feitos com ele.</text:p>
      <text:p text:style-name="P41"/>
      <text:p text:style-name="P53">Função: <text:span text:style-name="T1">condições que vão ocorrer apenas quando o evento for disparado.</text:span></text:p>
      <text:p text:style-name="P42">Ex: function ação() {</text:p>
      <text:p text:style-name="P42"/>
      <text:p text:style-name="P42">BLOCO</text:p>
      <text:p text:style-name="P42"/>
      <text:p text:style-name="P42">}</text:p>
      <text:p text:style-name="P42"/>
      <text:p text:style-name="P42">abrimos a função e damos um nome a ela e abre e fecha parênteses, depois disso abrimos e fechamos chaves para, dentro dessa chave está o bloco.</text:p>
      <text:p text:style-name="P42"/>
      <text:p text:style-name="P53">Bloco»<text:span text:style-name="T1"> onde vai ficar a linha de códigos das condições da função.</text:span></text:p>
      <text:p text:style-name="P42"/>
      <text:p text:style-name="P42"/>
      <text:p text:style-name="P42"/>
      <text:p text:style-name="P39">aula <text:span text:style-name="T43">11</text:span>: <text:span text:style-name="T43">condições em js</text:span></text:p>
      <text:p text:style-name="P38"/>
      <text:p text:style-name="P43"><text:span text:style-name="T45">sequencias:</text:span> <text:s/><text:span text:style-name="T14">var n= 3 <text:s text:c="17"/></text:span>essa sequencias não tem como ser quebrada sem utilizar as <text:s text:c="38"/><text:span text:style-name="T14">condições. </text:span>QUE VAI ABRIR NOVOS CAMINHOS.</text:p>
      <text:p text:style-name="P54"><text:s text:c="22"/>n+= 2</text:p>
      <text:p text:style-name="P54"><text:tab/> <text:s text:c="4"/>window.alert(n)</text:p>
      <text:p text:style-name="P54"/>
      <text:p text:style-name="P54"/>
      <text:p text:style-name="P54"/>
      <text:p text:style-name="P54">CONDIÇÕES: <text:span text:style-name="T1">Serve para criar novos caminhos dentro da sequencia de código</text:span></text:p>
      <text:p text:style-name="P54"><text:span text:style-name="T1">ex: <text:s text:c="3"/><text:tab/></text:span>var n= 3 <text:s/></text:p>
      <text:p text:style-name="P54"><text:s text:c="18"/><text:span text:style-name="T46">if(condição) {</text:span></text:p>
      <text:p text:style-name="P54"><text:s text:c="17"/></text:p>
      <text:p text:style-name="P54"><text:s text:c="20"/><text:span text:style-name="T48">TRUE</text:span></text:p>
      <text:p text:style-name="P54"/>
      <text:p text:style-name="P54"><text:s text:c="18"/><text:span text:style-name="T46"><text:s/>} else{ <text:s text:c="2"/></text:span></text:p>
      <text:p text:style-name="P10"><text:soft-page-break/></text:p>
      <text:p text:style-name="P10"/>
      <text:p text:style-name="P54"><text:span text:style-name="T46"><text:s text:c="18"/></text:span><text:span text:style-name="T48">FALSE</text:span></text:p>
      <text:p text:style-name="P10"/>
      <text:p text:style-name="P54"><text:span text:style-name="T46"><text:s text:c="18"/>} </text:span><text:s text:c="15"/></text:p>
      <text:p text:style-name="P54"><text:s text:c="9"/><text:tab/> n+= 2</text:p>
      <text:p text:style-name="P54"><text:s/><text:tab/>window.alert(n)</text:p>
      <text:p text:style-name="P54"/>
      <text:p text:style-name="P44">Acima criamos dois caminhos possíveis para o evento ser executado. <text:span text:style-name="T49">A condilçao está na parte em vermelho.</text:span></text:p>
      <text:p text:style-name="P44"/>
      <text:p text:style-name="P44"/>
      <text:p text:style-name="P44"/>
      <text:p text:style-name="P45"><text:span text:style-name="T14">Condição simples»</text:span> executa apenas o true e não tem false, então não executa nada.</text:p>
      <text:p text:style-name="P45"/>
      <text:p text:style-name="P45"/>
      <text:p text:style-name="P45"/>
      <text:p text:style-name="P46"/>
      <text:p text:style-name="P46"/>
      <text:p text:style-name="P40">aula <text:span text:style-name="T43">1</text:span><text:span text:style-name="T50">2</text:span>: <text:span text:style-name="T43">condições em js </text:span><text:span text:style-name="T50">part 2</text:span></text:p>
      <text:p text:style-name="P40"/>
      <text:p text:style-name="P40"/>
      <text:p text:style-name="P40"/>
      <text:p text:style-name="P47"><text:span text:style-name="T14">Condição aninhada:</text:span> <text:span text:style-name="T52">if (condição 1) {</text:span></text:p>
      <text:p text:style-name="P87"/>
      <text:p text:style-name="P87"><text:s text:c="10"/><text:span text:style-name="T14"><text:s text:c="2"/>bloco </text:span><text:span text:style-name="T17">1</text:span></text:p>
      <text:p text:style-name="P87"/>
      <text:p text:style-name="P87"><text:s text:c="11"/>} else {</text:p>
      <text:p text:style-name="P47"/>
      <text:p text:style-name="P47"><text:s text:c="10"/><text:span text:style-name="T44"><text:s/>if(condição 2){</text:span></text:p>
      <text:p text:style-name="P11"><text:s text:c="11"/><text:span text:style-name="T14"><text:s/>bloco2</text:span></text:p>
      <text:p text:style-name="P11"><text:s text:c="10"/></text:p>
      <text:p text:style-name="P11"><text:s text:c="10"/>} else {</text:p>
      <text:p text:style-name="P11"/>
      <text:p text:style-name="P11"><text:s text:c="11"/><text:span text:style-name="T14">bloco 3</text:span></text:p>
      <text:p text:style-name="P47"><text:s text:c="9"/>}</text:p>
      <text:p text:style-name="P47"><text:s text:c="41"/><text:span text:style-name="T51">}</text:span></text:p>
      <text:p text:style-name="P47"/>
      <text:p text:style-name="P47"/>
      <text:p text:style-name="P47"/>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55">Condição multipla: </text:p>
      <text:p text:style-name="P55">console.log(diaSem)</text:p>
      <text:p text:style-name="P48"/>
      <text:p text:style-name="P48">switch(diaSem){</text:p>
      <text:p text:style-name="P48"/>
      <text:p text:style-name="P48">case 0: console.log(‘domingo’)</text:p>
      <text:p text:style-name="P48">break</text:p>
      <text:p text:style-name="P48"/>
      <text:p text:style-name="P48">case 1: console.log(‘segunda-feira’)</text:p>
      <text:p text:style-name="P48">break</text:p>
      <text:p text:style-name="P48"/>
      <text:p text:style-name="P48">case 2: console.log(‘terça-feira’)</text:p>
      <text:p text:style-name="P48">break</text:p>
      <text:p text:style-name="P48"/>
      <text:p text:style-name="P48">case 3: console.log(‘quarta-feira’)</text:p>
      <text:p text:style-name="P48">break</text:p>
      <text:p text:style-name="P48"/>
      <text:p text:style-name="P48">case 4: console.log(‘quinta-feira’)</text:p>
      <text:p text:style-name="P48">break</text:p>
      <text:p text:style-name="P48"/>
      <text:p text:style-name="P48">case 5: console.log(‘sexta-feira’)</text:p>
      <text:p text:style-name="P48">break</text:p>
      <text:p text:style-name="P48"/>
      <text:p text:style-name="P48">case 6: console.log(‘sabado’)</text:p>
      <text:p text:style-name="P48">break</text:p>
      <text:p text:style-name="P48"/>
      <text:p text:style-name="P48"/>
      <text:p text:style-name="P48"/>
      <text:p text:style-name="P65">repetições em javascripit</text:p>
      <text:p text:style-name="P55"/>
      <text:p text:style-name="P50">function comerPizza(){</text:p>
      <text:p text:style-name="P49">while (<text:span text:style-name="T54">temFatia() <text:s/></text:span>){</text:p>
      <text:p text:style-name="P49"/>
      <text:p text:style-name="P50">comerFatia()</text:p>
      <text:p text:style-name="P49"/>
      <text:p text:style-name="P50">} </text:p>
      <text:p text:style-name="P49"/>
      <text:p text:style-name="P49">}</text:p>
      <text:p text:style-name="P49"/>
      <text:p text:style-name="P49">o esque acima significa que com o comando while vai existir uma condição que vai ficar em loop até a condição ser falsa, <text:span text:style-name="T54">no caso acabar as fatias</text:span>, então ele para e segue em frente.</text:p>
      <text:p text:style-name="P48"/>
      <text:p text:style-name="P58">Repetição com teste lógico no inicio:</text:p>
      <text:p text:style-name="P56"/>
      <text:p text:style-name="P79"><text:span text:style-name="T25">var</text:span> c<text:span text:style-name="T25">=</text:span><text:span text:style-name="T40">1</text:span> </text:p>
      <text:p text:style-name="P85"/>
      <text:p text:style-name="P77"><text:span text:style-name="T25">while</text:span>(c<text:span text:style-name="T25">&lt;=</text:span><text:span text:style-name="T40">6</text:span>){</text:p>
      <text:p text:style-name="P84">    <text:span text:style-name="T41">console</text:span><text:span text:style-name="T39">.</text:span><text:span text:style-name="T32">log</text:span><text:span text:style-name="T39">(</text:span><text:span text:style-name="T34">'</text:span><text:span text:style-name="T37">tudo bem?</text:span><text:span text:style-name="T34">'</text:span><text:span text:style-name="T39">)</text:span></text:p>
      <text:p text:style-name="P84">    <text:span text:style-name="T39">c</text:span><text:span text:style-name="T26">++</text:span></text:p>
      <text:p text:style-name="P77">}</text:p>
      <text:p text:style-name="P58"><text:soft-page-break/>Repetição com teste lógico no Final:</text:p>
      <text:p text:style-name="P48"/>
      <text:p text:style-name="P80"><text:span text:style-name="T25">var</text:span> c<text:span text:style-name="T25">=</text:span><text:span text:style-name="T40">1</text:span> </text:p>
      <text:p text:style-name="P85"/>
      <text:p text:style-name="P77"><text:span text:style-name="T25">do</text:span> {</text:p>
      <text:p text:style-name="P84">    <text:span text:style-name="T41">console</text:span><text:span text:style-name="T39">.</text:span><text:span text:style-name="T32">log</text:span><text:span text:style-name="T39">(</text:span><text:span text:style-name="T34">'</text:span><text:span text:style-name="T37">tudo bem?</text:span><text:span text:style-name="T34">'</text:span><text:span text:style-name="T39">)</text:span></text:p>
      <text:p text:style-name="P84">    <text:span text:style-name="T39">c</text:span><text:span text:style-name="T26">++</text:span></text:p>
      <text:p text:style-name="P77">}<text:span text:style-name="T25">while</text:span>(c<text:span text:style-name="T25">&lt;=</text:span><text:span text:style-name="T40">1000</text:span>)</text:p>
      <text:p text:style-name="P48"/>
      <text:p text:style-name="P48"/>
      <text:p text:style-name="P48"/>
      <text:p text:style-name="P48"/>
      <text:p text:style-name="P57">Repetição <text:span text:style-name="T55">com a estrutura </text:span><text:span text:style-name="T47">for </text:span></text:p>
      <text:p text:style-name="P12"/>
      <text:p text:style-name="P12"/>
      <text:p text:style-name="P12"><text:tab/></text:p>
      <text:p text:style-name="P51">for(inicio,teste lógico,incremento){</text:p>
      <text:p text:style-name="P51"/>
      <text:p text:style-name="P51"/>
      <text:p text:style-name="P51"/>
      <text:p text:style-name="P51">}</text:p>
      <text:p text:style-name="P51"/>
      <text:p text:style-name="P52">essa estrutura acima é a for, tem 3 partes nela, inicio que pode ser uma variavel, teste lógico uma condição e o incremento <text:span text:style-name="T56">que queremos atribuir.</text:span></text:p>
      <text:p text:style-name="P52"/>
      <text:p text:style-name="P81"><text:span text:style-name="T40">console</text:span>.<text:span text:style-name="T30">log</text:span>(<text:span text:style-name="T33">'</text:span><text:span text:style-name="T36">vai começar..</text:span><text:span text:style-name="T33">'</text:span>)</text:p>
      <text:p text:style-name="P77"><text:span text:style-name="T25">for</text:span>(<text:span text:style-name="T25">var</text:span> c<text:span text:style-name="T25">=</text:span><text:span text:style-name="T40">1</text:span>; c<text:span text:style-name="T25">&lt;=</text:span><text:span text:style-name="T40">5</text:span>; c<text:span text:style-name="T25">++</text:span>){</text:p>
      <text:p text:style-name="P84">    <text:span text:style-name="T41">console</text:span><text:span text:style-name="T39">.</text:span><text:span text:style-name="T32">log</text:span><text:span text:style-name="T39">(c)</text:span></text:p>
      <text:p text:style-name="P77">}</text:p>
      <text:p text:style-name="P85"/>
      <text:p text:style-name="P77"><text:span text:style-name="T40">console</text:span>.<text:span text:style-name="T30">log</text:span>(<text:span text:style-name="T33">'</text:span><text:span text:style-name="T36">terminou</text:span><text:span text:style-name="T33">'</text:span>)</text:p>
      <text:p text:style-name="P52"/>
      <text:p text:style-name="P52"/>
      <text:p text:style-name="P52"/>
      <text:p text:style-name="P52"/>
      <text:p text:style-name="P59">começando aulas da rockeSeat a partir do conteúdo já estudado pelo curso em vídeo:</text:p>
      <text:p text:style-name="P59"/>
      <text:p text:style-name="P59"/>
      <text:p text:style-name="P59">objetos: <text:span text:style-name="T1">Todo objeto tem propriedades(atributos) e funcionalidades(metodos)</text:span></text:p>
      <text:p text:style-name="P88"/>
      <text:p text:style-name="P88">sintaxe: {propriedade: valor}, sempre entre chaves</text:p>
      <text:p text:style-name="P88"/>
      <text:p text:style-name="P59"><text:span text:style-name="T1">ex» console.log({ <text:s text:c="31"/></text:span><text:span text:style-name="T7">obs» para puxar atributos do objeto: </text:span></text:p>
      <text:p text:style-name="P59"><text:span text:style-name="T1">nome: “maik”, <text:s text:c="38"/></text:span><text:span text:style-name="T7">console.log(variavel.atributo)</text:span></text:p>
      <text:p text:style-name="P59"><text:span text:style-name="T1">idade: 36 <text:s text:c="45"/></text:span><text:span text:style-name="T7">é através do “ponto”</text:span></text:p>
      <text:p text:style-name="P88">andar: function(){</text:p>
      <text:p text:style-name="P88">console.log(‘andar’)</text:p>
      <text:p text:style-name="P88"/>
      <text:p text:style-name="P88"><text:s text:c="2"/>}</text:p>
      <text:p text:style-name="P88">{ )</text:p>
      <text:p text:style-name="P88"/>
      <text:p text:style-name="P88"><text:soft-page-break/></text:p>
      <text:p text:style-name="P60">array:<text:span text:style-name="T1"> agrupamento de dados, uma lista.</text:span></text:p>
      <text:p text:style-name="P89"/>
      <text:p text:style-name="P60"><text:span text:style-name="T1">Sintaxe: [mayke,36] <text:s text:c="27"/></text:span><text:span text:style-name="T8">obs» acessar array: </text:span></text:p>
      <text:p text:style-name="P90"><text:s text:c="60"/></text:p>
      <text:p text:style-name="P61"><text:span text:style-name="T1">ex: </text:span><text:span text:style-name="T9">let animals=</text:span><text:span text:style-name="T1"> [ <text:s text:c="33"/></text:span><text:span text:style-name="T8">console.log(</text:span><text:span text:style-name="T9">animals</text:span><text:span text:style-name="T8">, [</text:span><text:span text:style-name="T9">0</text:span><text:span text:style-name="T8">] </text:span></text:p>
      <text:p text:style-name="P60"><text:span text:style-name="T1">“leite”</text:span><text:span text:style-name="T9"> <text:s/>0 <text:s text:c="52"/>resultado= leite</text:span></text:p>
      <text:p text:style-name="P60"><text:span text:style-name="T1">“ovos” </text:span><text:span text:style-name="T9">1</text:span></text:p>
      <text:p text:style-name="P60"><text:span text:style-name="T1">“arroz” </text:span><text:span text:style-name="T9">2</text:span></text:p>
      <text:p text:style-name="P60"><text:span text:style-name="T1">“feijão” </text:span><text:span text:style-name="T9">3</text:span></text:p>
      <text:p text:style-name="P89">]</text:p>
      <text:p text:style-name="P89"/>
      <text:p text:style-name="P62">Variaveis: <text:span text:style-name="T6">var, let, const(não pode ser alterada)</text:span></text:p>
      <text:p text:style-name="P91"/>
      <text:p text:style-name="P63">obs»<text:span text:style-name="T1"> Js é uma linguagem pouco chipada, ela é dinâmica, reconhece certos comandos facilmente sem precisar declarar alguma info e pode ser alterado certos valores durante o código, com uma linguagem muito chipada isso n seria possível</text:span></text:p>
      <text:p text:style-name="P92"/>
      <text:p text:style-name="P64">var»<text:span text:style-name="T1"> é global não precisa de um scopo, quando colocada dentro de um acontece um hoisting, </text:span></text:p>
      <text:p text:style-name="P93"/>
      <text:p text:style-name="P94">let e const» só funcionam no scopo que foram criadas.</text:p>
      <text:p text:style-name="P94"/>
      <text:p text:style-name="P95">Obs»<text:span text:style-name="T1"> ser o mais especifico possível na hora de normear uma variável</text:span></text:p>
      <text:p text:style-name="P95"><text:span text:style-name="T1"/></text:p>
      <text:p text:style-name="P95"><text:span text:style-name="T1"/></text:p>
      <text:p text:style-name="P95"><text:span text:style-name="T1"/></text:p>
      <text:p text:style-name="P96">function»<text:span text:style-name="T1"> um dado estrutural que serve para não repetir um bloco de código, mas sim apenas chamando a função.</text:span></text:p>
      <text:p text:style-name="P96"><text:span text:style-name="T1"/></text:p>
      <text:p text:style-name="P97"><text:span text:style-name="T1">chamar função: f</text:span><text:span text:style-name="T57">unction declarecion ()</text:span></text:p>
      <text:p text:style-name="P97"><text:span text:style-name="T57"/></text:p>
      <text:p text:style-name="P97"><text:span text:style-name="T57"/></text:p>
      <text:p text:style-name="P97"><text:span text:style-name="T58">function expression ou função anonymous: </text:span></text:p>
      <text:p text:style-name="P97"><text:span text:style-name="T59"/></text:p>
      <text:p text:style-name="P98"><text:span text:style-name="T1">const sum = function(){</text:span></text:p>
      <text:p text:style-name="P98"><text:span text:style-name="T1"/></text:p>
      <text:p text:style-name="P98"><text:span text:style-name="T1">}</text:span></text:p>
      <text:p text:style-name="P98"><text:span text:style-name="T1"/></text:p>
      <text:p text:style-name="P99">parêmetro e argumentos da função: <text:span text:style-name="T59">Parâmetros entre parênteses na função que está sendo criada e argumento entre parênteses na função executada.</text:span></text:p>
      <text:p text:style-name="P99"/>
      <text:p text:style-name="P101">Função criada» const sum = function(number1,number2){</text:p>
      <text:p text:style-name="P101">console.log(number1+number2)= 5</text:p>
      <text:p text:style-name="P101">}</text:p>
      <text:p text:style-name="P101"/>
      <text:p text:style-name="P101"/>
      <text:p text:style-name="P101"/>
      <text:p text:style-name="P101">função executada» sum(2,3): atribuiu valor ao number 1 e 2.</text:p>
      <text:p text:style-name="P101"/>
      <text:p text:style-name="P101"/>
      <text:p text:style-name="P101"/>
      <text:p text:style-name="P101"><text:soft-page-break/></text:p>
      <text:p text:style-name="P102"><text:span text:style-name="T14">Function scopo:</text:span> fora do escopo certa declaração tem um significado e dentro do scopo <text:span text:style-name="T61">com a parâmetro para puxar a variável vai ter </text:span><text:s/>outro significado, exemplo:</text:p>
      <text:p text:style-name="P102"/>
      <text:p text:style-name="P102"/>
      <text:p text:style-name="P102">let subject = ‘create video’</text:p>
      <text:p text:style-name="P102"/>
      <text:p text:style-name="P102">function createThink(subject) {</text:p>
      <text:p text:style-name="P102">subject= ‘study’</text:p>
      <text:p text:style-name="P102">return subject</text:p>
      <text:p text:style-name="P102">}</text:p>
      <text:p text:style-name="P102"/>
      <text:p text:style-name="P102">console.log(createThink(subject) <text:s text:c="3"/>) <text:span text:style-name="T60">= study</text:span></text:p>
      <text:p text:style-name="P102">console.log(subject) <text:span text:style-name="T60">= create video</text:span></text:p>
      <text:p text:style-name="P102"/>
      <text:p text:style-name="P102"/>
      <text:p text:style-name="P105">function hoisting:</text:p>
      <text:p text:style-name="P105"/>
      <text:p text:style-name="P103">Executando a função acima da criação da função o abaixo dela, ela será executada de qualquer jeito porque sofrera um hoisting</text:p>
      <text:p text:style-name="P103"/>
      <text:p text:style-name="P103">sayMyName</text:p>
      <text:p text:style-name="P103"/>
      <text:p text:style-name="P103"/>
      <text:p text:style-name="P104">function sayMyName() {</text:p>
      <text:p text:style-name="P104">console.log(‘mayk’)</text:p>
      <text:p text:style-name="P104"/>
      <text:p text:style-name="P104">}</text:p>
      <text:p text:style-name="P104"/>
      <text:p text:style-name="P104"/>
      <text:p text:style-name="P106">arrow function: <text:s/><text:span text:style-name="T10">() =&gt; {}, </text:span><text:span text:style-name="T11">normalmente usada den</text:span><text:span text:style-name="T12">t</text:span><text:span text:style-name="T11">ro de uma con</text:span><text:span text:style-name="T12">s</text:span><text:span text:style-name="T11">t, </text:span><text:span text:style-name="T12">serve para deixar o código mais limpo, um jeito mais moderno de escrever, serve para mesma coisa.</text:span></text:p>
      <text:p text:style-name="P106"><text:span text:style-name="T12"/></text:p>
      <text:p text:style-name="P106"><text:span text:style-name="T12"/></text:p>
      <text:p text:style-name="P107"><text:span text:style-name="T62">F</text:span>unction callback: <text:span text:style-name="T13">É uma função que serve de parâmetro para outra função, vamos ver o exemplo:</text:span></text:p>
      <text:p text:style-name="P107"><text:span text:style-name="T13"/></text:p>
      <text:p text:style-name="P108"><text:span text:style-name="T1">function sayMyName (name){</text:span></text:p>
      <text:p text:style-name="P109"><text:span text:style-name="T1"><text:s text:c="19"/></text:span><text:span text:style-name="T57"><text:s/>antes da função callback</text:span></text:p>
      <text:p text:style-name="P109"><text:span text:style-name="T1">name() <text:s text:c="8"/></text:span><text:span text:style-name="T57">função call back é executada</text:span></text:p>
      <text:p text:style-name="P100"><text:span text:style-name="T1"><text:s text:c="20"/>depois da função callback</text:span></text:p>
      <text:p text:style-name="P108"><text:span text:style-name="T1">}</text:span></text:p>
      <text:p text:style-name="P108"><text:span text:style-name="T1"/></text:p>
      <text:p text:style-name="P108"><text:span text:style-name="T1">sayMyName (</text:span></text:p>
      <text:p text:style-name="P108"><text:span text:style-name="T1">()=&gt; {</text:span></text:p>
      <text:p text:style-name="P108"><text:span text:style-name="T1"/></text:p>
      <text:p text:style-name="P108"><text:span text:style-name="T1">console.log(‘estou em uma função callback’)</text:span></text:p>
      <text:p text:style-name="P108"><text:span text:style-name="T1">}</text:span></text:p>
      <text:p text:style-name="P108"><text:span text:style-name="T1"/></text:p>
      <text:p text:style-name="P108"><text:span text:style-name="T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12T17:31:17.700000000</dc:date>
    <meta:editing-duration>PT9H42M58S</meta:editing-duration>
    <meta:editing-cycles>58</meta:editing-cycles>
    <meta:generator>LibreOffice/7.3.1.3$Windows_X86_64 LibreOffice_project/a69ca51ded25f3eefd52d7bf9a5fad8c90b87951</meta:generator>
    <meta:document-statistic meta:table-count="0" meta:image-count="0" meta:object-count="0" meta:page-count="9" meta:paragraph-count="211" meta:word-count="1107" meta:character-count="7976" meta:non-whitespace-character-count="6304"/>
  </office:meta>
</office:document-meta>
</file>